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A20000006C05A62191A58B21876.jpg" manifest:media-type="image/jpeg"/>
  <manifest:file-entry manifest:full-path="Pictures/10000000000000F0000000F088D7376EE1019D0C.jpg" manifest:media-type="image/jpeg"/>
  <manifest:file-entry manifest:full-path="Pictures/1000000000000A200000079832C0564A0D55FF8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668cm, 15.563cm, 9.038cm, 13.001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0000" draw:opacity="30%" draw:textarea-horizontal-align="justify" draw:textarea-vertical-align="middle" draw:auto-grow-height="false" fo:min-height="1.483cm" fo:min-width="1.709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53cm" svg:stroke-color="#000000" draw:marker-start-width="0.28cm" draw:marker-end="Arrowheads_20_1" draw:marker-end-width="0.38cm" draw:fill="none" draw:textarea-vertical-align="middle" fo:padding-top="0.152cm" fo:padding-bottom="0.152cm" fo:padding-left="0.277cm" fo:padding-right="0.277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ff0000" draw:opacity="30%" draw:textarea-horizontal-align="justify" draw:textarea-vertical-align="middle" draw:auto-grow-height="false" fo:min-height="2.472cm" fo:min-width="2.523cm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053cm" svg:stroke-color="#000000" draw:marker-start-width="0.28cm" draw:marker-end="Arrowheads_20_2" draw:marker-end-width="0.38cm" draw:fill="none" draw:textarea-vertical-align="middle" fo:padding-top="0.152cm" fo:padding-bottom="0.152cm" fo:padding-left="0.277cm" fo:padding-right="0.277cm"/>
    </style:style>
    <style:style style:name="gr7" style:family="graphic" style:parent-style-name="standard">
      <style:graphic-properties draw:stroke="none" draw:fill="none" fo:min-height="1.76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0000" draw:opacity="30%"/>
      <style:paragraph-properties fo:text-align="center"/>
    </style:style>
    <style:style style:name="P3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7.875cm" svg:height="5.886cm" svg:x="1.317cm" svg:y="5.279cm">
            <draw:image xlink:href="Pictures/1000000000000A20000006C05A62191A58B21876.jpg" xlink:type="simple" xlink:show="embed" xlink:actuate="onLoad" draw:mime-type="image/jpeg">
              <text:p/>
            </draw:image>
          </draw:frame>
          <draw:frame draw:style-name="gr2" draw:text-style-name="P1" draw:layer="layout" svg:width="6.213cm" svg:height="6.196cm" svg:x="10.439cm" svg:y="5.28cm">
            <draw:image xlink:href="Pictures/10000000000000F0000000F088D7376EE1019D0C.jpg" xlink:type="simple" xlink:show="embed" xlink:actuate="onLoad" draw:mime-type="image/jpeg">
              <text:p/>
            </draw:image>
          </draw:frame>
          <draw:frame draw:style-name="gr2" draw:text-style-name="P1" draw:layer="layout" svg:width="8.296cm" svg:height="6.197cm" svg:x="18.523cm" svg:y="5.28cm">
            <draw:image xlink:href="Pictures/1000000000000A200000079832C0564A0D55FF88.png" xlink:type="simple" xlink:show="embed" xlink:actuate="onLoad" draw:mime-type="image/png">
              <text:p/>
            </draw:image>
          </draw:frame>
          <draw:custom-shape draw:style-name="gr3" draw:text-style-name="P2" draw:layer="layout" svg:width="3.237cm" svg:height="2.563cm" draw:transform="skewX (-0.0186750229963393) rotate (0.56321774961857) translate (2.763cm 9.31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6.395cm" svg:y1="9.308cm" svg:x2="10.437cm" svg:y2="8.688cm">
            <text:p/>
          </draw:line>
          <draw:custom-shape draw:style-name="gr5" draw:text-style-name="P2" draw:layer="layout" svg:width="3.129cm" svg:height="2.828cm" svg:x="11.956cm" svg:y="7.01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5.101cm" svg:y1="8.379cm" svg:x2="18.521cm" svg:y2="8.379cm">
            <text:p/>
          </draw:line>
        </draw:g>
        <draw:frame draw:style-name="gr7" draw:text-style-name="P3" draw:layer="layout" svg:width="15.399cm" svg:height="2.015cm" svg:x="3.381cm" svg:y="15.812cm">
          <draw:text-box>
            <text:p><text:span text:style-name="T1"><text:a xlink:href="https://www.nist.gov/image/cartridgecaseandbulletjpg" xlink:type="simple">https://www.nist.gov/image/cartridgecaseandbulletjpg</text:a></text:span></text:p>
            <text:p><text:span text:style-name="T1"><text:a xlink:href="https://www.crime-scene-investigator.net/firearms-and-toolmarks-overview.html" xlink:type="simple">https://www.crime-scene-investigator.net/firearms-and-toolmarks-overview.html</text:a></text:span></text:p>
            <text:p><text:span text:style-name="T1">NBTRD Fadul 1-1 BF</text:span></text:p>
          </draw:text-box>
        </draw:frame>
      </draw:page>
      <draw:page draw:name="page2" draw:style-name="dp1" draw:master-page-name="Default">
        <draw:g>
          <draw:frame draw:style-name="gr1" draw:text-style-name="P1" draw:layer="layout" svg:width="7.875cm" svg:height="5.886cm" svg:x="1.952cm" svg:y="1.635cm">
            <draw:image xlink:href="Pictures/1000000000000A20000006C05A62191A58B21876.jpg" xlink:type="simple" xlink:show="embed" xlink:actuate="onLoad" draw:mime-type="image/jpeg">
              <text:p/>
            </draw:image>
          </draw:frame>
          <draw:custom-shape draw:style-name="gr3" draw:text-style-name="P2" draw:layer="layout" svg:width="3.237cm" svg:height="2.563cm" draw:transform="skewX (-0.0186750229963393) rotate (0.56321774961857) translate (3.398cm 5.66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Default">
        <draw:frame draw:style-name="gr2" draw:text-style-name="P1" draw:layer="layout" svg:width="8.296cm" svg:height="6.197cm" svg:x="3.54cm" svg:y="2.27cm">
          <draw:image xlink:href="Pictures/1000000000000A200000079832C0564A0D55FF88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g>
          <draw:frame draw:style-name="gr2" draw:text-style-name="P1" draw:layer="layout" svg:width="6.213cm" svg:height="6.196cm" svg:x="1.635cm" svg:y="1.317cm">
            <draw:image xlink:href="Pictures/10000000000000F0000000F088D7376EE1019D0C.jpg" xlink:type="simple" xlink:show="embed" xlink:actuate="onLoad" draw:mime-type="image/jpeg">
              <text:p/>
            </draw:image>
          </draw:frame>
          <draw:custom-shape draw:style-name="gr5" draw:text-style-name="P2" draw:layer="layout" svg:width="3.129cm" svg:height="2.828cm" svg:x="3.152cm" svg:y="3.052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23T18:31:27.390000000</meta:creation-date>
    <dc:date>2022-03-01T16:27:32.360000000</dc:date>
    <meta:editing-duration>PT57M55S</meta:editing-duration>
    <meta:editing-cycles>4</meta:editing-cycles>
    <meta:generator>LibreOffice/7.1.2.2$Windows_X86_64 LibreOffice_project/8a45595d069ef5570103caea1b71cc9d82b2aae4</meta:generator>
    <meta:document-statistic meta:object-count="16"/>
  </office:meta>
</office:document-meta>
</file>